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041cm" fo:min-width="5.236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2.057cm" fo:min-width="3.077cm" fo:padding-top="0.178cm" fo:padding-bottom="0.178cm" fo:padding-left="0.303cm" fo:padding-right="0.303cm"/>
    </style:style>
    <style:style style:name="gr3" style:family="graphic" style:parent-style-name="standard">
      <style:graphic-properties draw:stroke="solid" draw:stroke-dash="Fine_20_Dashed" svg:stroke-width="0.053cm" svg:stroke-color="#000000" draw:marker-start-width="0.28cm" draw:marker-end-width="0.28cm" draw:fill="none" draw:fill-color="#729fcf" draw:opacity="0%" draw:textarea-horizontal-align="justify" draw:textarea-vertical-align="middle" draw:auto-grow-height="false" fo:min-height="8.586cm" fo:min-width="10.808cm" fo:padding-top="0.152cm" fo:padding-bottom="0.152cm" fo:padding-left="0.277cm" fo:padding-right="0.2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676cm" fo:min-width="9.427cm" fo:padding-top="0.178cm" fo:padding-bottom="0.178cm" fo:padding-left="0.303cm" fo:padding-right="0.303cm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gr7" style:family="graphic" style:parent-style-name="standard">
      <style:graphic-properties draw:stroke="dash" draw:stroke-dash="Fine_20_Dashed"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2.819cm" fo:min-width="4.66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fill-color="#729fcf" draw:opacity="0%" draw:textarea-horizontal-align="justify" draw:textarea-vertical-align="middle" draw:auto-grow-height="false" fo:min-height="1.041cm" fo:min-width="3.204cm" fo:padding-top="0.178cm" fo:padding-bottom="0.178cm" fo:padding-left="0.303cm" fo:padding-right="0.303cm"/>
    </style:style>
    <style:style style:name="gr9" style:family="graphic" style:parent-style-name="objectwithoutfill">
      <style:graphic-properties draw:marker-end="Arrow" draw:marker-end-width="0.3cm" draw:fill="none" draw:textarea-vertical-align="top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1.397cm" svg:x="54.975cm" svg:y="26.146cm">
          <text:p text:style-name="P1">Global Workspa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3" draw:id="id3" draw:layer="layout" svg:width="3.683cm" svg:height="2.413cm" svg:x="46.593cm" svg:y="22.463cm">
          <text:p text:style-name="P1">WTA</text:p>
          <text:p text:style-name="P1">Amplificatio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draw:layer="layout" svg:width="11.362cm" svg:height="8.89cm" svg:x="39.549cm" svg:y="22.20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3" xml:id="id7" draw:id="id7" draw:layer="layout" draw:type="curve" svg:x1="60.817cm" svg:y1="26.844cm" svg:x2="60.817cm" svg:y2="26.844cm" draw:start-shape="id1" draw:end-shape="id1" svg:d="M60817 26844z" svg:viewBox="0 0 1 1">
          <text:p/>
        </draw:connector>
        <draw:custom-shape draw:style-name="gr5" draw:text-style-name="P2" xml:id="id2" draw:id="id2" draw:layer="layout" svg:width="10.033cm" svg:height="2.032cm" svg:x="40.624cm" svg:y="18.78cm">
          <text:p text:style-name="P1">Access Selection Network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3" draw:layer="layout" draw:type="line" svg:x1="45.64cm" svg:y1="20.812cm" svg:x2="45.648cm" svg:y2="23.757cm" draw:start-shape="id2" svg:d="M45640 20812l8 2945" svg:viewBox="0 0 9 2946">
          <text:p/>
        </draw:connector>
        <draw:custom-shape draw:style-name="gr5" draw:text-style-name="P2" xml:id="id6" draw:id="id6" draw:layer="layout" svg:width="10.033cm" svg:height="2.032cm" svg:x="40.624cm" svg:y="33.131cm">
          <text:p text:style-name="P1">Broadcast Selection Network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2" xml:id="id5" draw:id="id5" draw:layer="layout" svg:width="5.266cm" svg:height="3.175cm" svg:x="39.93cm" svg:y="25.257cm">
          <text:p text:style-name="P1">Domain-specific</text:p>
          <text:p text:style-name="P1">Processi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xml:id="id4" draw:id="id4" draw:layer="layout" svg:width="3.81cm" svg:height="1.397cm" svg:x="46.593cm" svg:y="29.303cm">
          <text:p text:style-name="P1">Broadcast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9" draw:text-style-name="P3" draw:layer="layout" svg:x1="50.276cm" svg:y1="23.669cm" svg:x2="57.896cm" svg:y2="26.146cm" draw:start-shape="id3" draw:start-glue-point="1" draw:end-shape="id1" draw:end-glue-point="0" svg:d="M50276 23669h7620v2477" svg:viewBox="0 0 7621 2478">
          <text:p text:style-name="P1"><text:span text:style-name="T1">Translate</text:span></text:p>
          <text:p text:style-name="P1"><text:span text:style-name="T1">&amp;</text:span></text:p>
          <text:p text:style-name="P1"><text:span text:style-name="T1">Label</text:span></text:p>
        </draw:connector>
        <draw:connector draw:style-name="gr10" draw:text-style-name="P3" draw:layer="layout" svg:x1="57.896cm" svg:y1="27.543cm" svg:x2="50.403cm" svg:y2="30.001cm" draw:start-shape="id1" draw:start-glue-point="2" draw:end-shape="id4" draw:end-glue-point="1" svg:d="M57896 27543v2458h-7493" svg:viewBox="0 0 7494 2459">
          <text:p text:style-name="P1"><text:span text:style-name="T1">Translate</text:span></text:p>
          <text:p text:style-name="P1"><text:span text:style-name="T1">&amp;</text:span></text:p>
          <text:p text:style-name="P1"><text:span text:style-name="T1">Unlabel</text:span></text:p>
        </draw:connector>
        <draw:connector draw:style-name="gr4" draw:text-style-name="P3" draw:layer="layout" svg:x1="46.593cm" svg:y1="30.001cm" svg:x2="42.563cm" svg:y2="28.432cm" draw:start-shape="id4" draw:start-glue-point="3" draw:end-shape="id5" draw:end-glue-point="2" svg:d="M46593 30001h-4030v-1569" svg:viewBox="0 0 4031 1570">
          <text:p/>
        </draw:connector>
        <draw:connector draw:style-name="gr6" draw:text-style-name="P3" draw:layer="layout" draw:type="line" svg:x1="45.64cm" svg:y1="33.131cm" svg:x2="45.596cm" svg:y2="29.928cm" draw:start-shape="id6" draw:start-glue-point="0" svg:d="M45640 33131l-44-3203" svg:viewBox="0 0 45 3204">
          <text:p/>
        </draw:connector>
        <draw:connector draw:style-name="gr4" draw:text-style-name="P3" draw:layer="layout" svg:x1="42.563cm" svg:y1="25.257cm" svg:x2="46.593cm" svg:y2="23.669cm" draw:start-shape="id5" draw:start-glue-point="0" draw:end-shape="id3" draw:end-glue-point="3" svg:d="M42563 25257v-1588h4030" svg:viewBox="0 0 4031 1589">
          <text:p/>
        </draw:connector>
        <draw:connector draw:style-name="gr4" draw:text-style-name="P3" draw:layer="layout" draw:type="curve" draw:line-skew="-0.645cm" svg:x1="60.817cm" svg:y1="26.844cm" svg:x2="57.896cm" svg:y2="26.146cm" draw:start-shape="id7" draw:start-glue-point="0" draw:end-shape="id1" draw:end-glue-point="0" svg:d="M60817 26844c0-2845-2921-2496-2921-698" svg:viewBox="0 0 2922 20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08:49:28.281888603</meta:creation-date>
    <dc:date>2020-03-18T11:59:47.585435361</dc:date>
    <meta:editing-duration>PT1H9M34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